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style="italic" style:font-size-asian="15pt" style:font-style-asian="italic" style:font-size-complex="15pt" style:font-style-complex="italic"/>
    </style:style>
    <style:style style:name="P2" style:family="paragraph" style:parent-style-name="Standard">
      <style:text-properties fo:font-size="14pt" fo:font-style="italic" fo:font-weight="bold" fo:background-color="#55215b" style:font-size-asian="14pt" style:font-style-asian="italic" style:font-weight-asian="bold" style:font-size-complex="14pt" style:font-style-complex="italic" style:font-weight-complex="bold"/>
    </style:style>
    <style:style style:name="P3"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15pt" fo:font-style="italic" fo:font-weight="bold" style:font-size-asian="15pt" style:font-style-asian="italic" style:font-weight-asian="bold" style:font-size-complex="15pt"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105f2f" style:font-weight-asian="bold" style:font-weight-complex="bold"/>
    </style:style>
    <style:style style:name="T7" style:family="text">
      <style:text-properties officeooo:rsid="000fa4c6"/>
    </style:style>
    <style:style style:name="T8" style:family="text">
      <style:text-properties style:text-position="sub 58%" fo:font-size="28pt" fo:font-style="italic" fo:font-weight="normal" officeooo:rsid="000fa4c6" fo:background-color="transparent" loext:char-shading-value="0" style:font-size-asian="28pt" style:font-style-asian="italic" style:font-weight-asian="normal" style:font-size-complex="28pt" style:font-style-complex="italic" style:font-weight-complex="normal"/>
    </style:style>
    <style:style style:name="T9" style:family="text">
      <style:text-properties style:text-position="sub 58%" fo:font-size="26pt" fo:font-style="italic" fo:font-weight="normal" officeooo:rsid="000fa4c6" fo:background-color="transparent" loext:char-shading-value="0" style:font-size-asian="26pt" style:font-style-asian="italic" style:font-weight-asian="normal" style:font-size-complex="26pt" style:font-style-complex="italic" style:font-weight-complex="normal"/>
    </style:style>
    <style:style style:name="T10" style:family="text">
      <style:text-properties officeooo:rsid="000fa4c6" fo:background-color="transparent" loext:char-shading-value="0"/>
    </style:style>
    <style:style style:name="T11" style:family="text">
      <style:text-properties fo:font-size="16pt" officeooo:rsid="000fa4c6" style:font-size-asian="16pt" style:font-size-complex="16pt"/>
    </style:style>
    <style:style style:name="T12" style:family="text">
      <style:text-properties fo:font-size="16pt" officeooo:rsid="00105f2f" style:font-size-asian="16pt" style:font-size-complex="16pt"/>
    </style:style>
    <style:style style:name="T13" style:family="text">
      <style:text-properties fo:font-size="14pt" style:font-size-asian="14pt" style:font-size-complex="14pt"/>
    </style:style>
    <style:style style:name="T14" style:family="text">
      <style:text-properties fo:font-size="14pt" officeooo:rsid="000fa4c6" style:font-size-asian="14pt" style:font-size-complex="14pt"/>
    </style:style>
    <style:style style:name="T15" style:family="text">
      <style:text-properties fo:font-size="14pt" officeooo:rsid="00105f2f" style:font-size-asian="14pt" style:font-size-complex="14pt"/>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ize="14pt" fo:font-style="italic" fo:background-color="#55215b" loext:char-shading-value="0" style:font-size-asian="14pt" style:font-style-asian="italic" style:font-size-complex="14pt" style:font-style-complex="italic"/>
    </style:style>
    <style:style style:name="T18" style:family="text">
      <style:text-properties fo:font-size="14pt" fo:font-style="italic" fo:background-color="#55215b" loext:char-shading-value="0" style:font-size-asian="14pt" style:font-style-asian="italic" style:font-size-complex="14pt" style:font-style-complex="italic"/>
    </style:style>
    <style:style style:name="T19" style:family="text">
      <style:text-properties fo:font-size="14pt" fo:font-style="italic" fo:background-color="#302709" loext:char-shading-value="0" style:font-size-asian="14pt" style:font-style-asian="italic" style:font-size-complex="14pt" style:font-style-complex="italic"/>
    </style:style>
    <style:style style:name="T20" style:family="text">
      <style:text-properties fo:font-size="14pt" fo:font-style="italic" fo:background-color="#db9b8a" loext:char-shading-value="0" style:font-size-asian="14pt" style:font-style-asian="italic" style:font-size-complex="14pt" style:font-style-complex="italic"/>
    </style:style>
    <style:style style:name="T21" style:family="text">
      <style:text-properties fo:font-size="14pt" fo:font-style="italic" fo:background-color="#e2e2e2" loext:char-shading-value="0" style:font-size-asian="14pt" style:font-style-asian="italic" style:font-size-complex="14pt" style:font-style-complex="italic"/>
    </style:style>
    <style:style style:name="T22" style:family="text">
      <style:text-properties fo:font-size="14pt" fo:font-style="italic" fo:background-color="transparent" loext:char-shading-value="0" style:font-size-asian="14pt" style:font-style-asian="italic" style:font-size-complex="14pt" style:font-style-complex="italic"/>
    </style:style>
    <style:style style:name="T23" style:family="text">
      <style:text-properties fo:font-size="14pt" fo:font-style="italic" fo:font-weight="bold" fo:background-color="transparent" loext:char-shading-value="0" style:font-size-asian="14pt" style:font-style-asian="italic" style:font-weight-asian="bold" style:font-size-complex="14pt" style:font-style-complex="italic" style:font-weight-complex="bold"/>
    </style:style>
    <style:style style:name="T24" style:family="text">
      <style:text-properties fo:font-size="14pt" fo:font-style="italic" fo:font-weight="bold" style:font-size-asian="14pt" style:font-style-asian="italic" style:font-weight-asian="bold" style:font-size-complex="14pt" style:font-style-complex="italic" style:font-weight-complex="bold"/>
    </style:style>
    <style:style style:name="T25" style:family="text">
      <style:text-properties fo:font-size="14pt" fo:font-style="italic" fo:font-weight="normal" fo:background-color="transparent" loext:char-shading-value="0" style:font-size-asian="14pt" style:font-style-asian="italic" style:font-weight-asian="normal" style:font-size-complex="14pt" style:font-style-complex="italic" style:font-weight-complex="normal"/>
    </style:style>
    <style:style style:name="T26" style:family="text">
      <style:text-properties fo:font-size="14pt" officeooo:rsid="000fa4c6" fo:background-color="#3b160e" loext:char-shading-value="0" style:font-size-asian="14pt" style:font-size-complex="14pt"/>
    </style:style>
    <style:style style:name="T27" style:family="text">
      <style:text-properties fo:font-size="14pt" officeooo:rsid="000fa4c6" fo:background-color="#3b160e" loext:char-shading-value="0" style:font-size-asian="14pt" style:font-size-complex="14pt"/>
    </style:style>
    <style:style style:name="T28" style:family="text">
      <style:text-properties fo:font-size="14pt" officeooo:rsid="000fa4c6" fo:background-color="#d0757c" loext:char-shading-value="0" style:font-size-asian="14pt" style:font-size-complex="14pt"/>
    </style:style>
    <style:style style:name="T29" style:family="text">
      <style:text-properties fo:font-size="14pt" officeooo:rsid="000fa4c6" fo:background-color="#f4dce1" loext:char-shading-value="0" style:font-size-asian="14pt" style:font-size-complex="14pt"/>
    </style:style>
    <style:style style:name="T30" style:family="text">
      <style:text-properties fo:font-size="14pt" officeooo:rsid="000fa4c6" fo:background-color="transparent" loext:char-shading-value="0" style:font-size-asian="14pt" style:font-size-complex="14pt"/>
    </style:style>
    <style:style style:name="T31" style:family="text">
      <style:text-properties fo:font-size="13pt" style:font-size-asian="13pt" style:font-size-complex="13pt"/>
    </style:style>
    <style:style style:name="T32" style:family="text">
      <style:text-properties fo:font-size="13pt" officeooo:rsid="000fa4c6" style:font-size-asian="13pt" style:font-size-complex="13pt"/>
    </style:style>
    <style:style style:name="T33" style:family="text">
      <style:text-properties fo:font-size="13pt" officeooo:rsid="00105f2f" style:font-size-asian="13pt" style:font-size-complex="13pt"/>
    </style:style>
    <style:style style:name="T34" style:family="text">
      <style:text-properties fo:font-size="13pt" fo:font-style="italic" style:font-size-asian="13pt" style:font-style-asian="italic" style:font-size-complex="13pt" style:font-style-complex="italic"/>
    </style:style>
    <style:style style:name="T35" style:family="text">
      <style:text-properties fo:font-size="13pt" fo:font-style="italic" fo:font-weight="bold" style:font-size-asian="13pt" style:font-style-asian="italic" style:font-weight-asian="bold" style:font-size-complex="13pt" style:font-style-complex="italic" style:font-weight-complex="bold"/>
    </style:style>
    <style:style style:name="T36" style:family="text">
      <style:text-properties fo:font-size="13pt" fo:font-weight="bold" officeooo:rsid="00105f2f" style:font-size-asian="13pt" style:font-weight-asian="bold" style:font-size-complex="13pt" style:font-weight-complex="bold"/>
    </style:style>
    <style:style style:name="T37" style:family="text">
      <style:text-properties fo:font-size="12pt" officeooo:rsid="000fa4c6" style:font-size-asian="12pt" style:font-size-complex="12pt"/>
    </style:style>
    <style:style style:name="T38" style:family="text">
      <style:text-properties fo:font-size="12pt" officeooo:rsid="00105f2f" style:font-size-asian="12pt" style:font-size-complex="12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fo:font-style="italic" fo:font-weight="bold" style:font-size-asian="12pt" style:font-style-asian="italic" style:font-weight-asian="bold" style:font-size-complex="12pt" style:font-style-complex="italic" style:font-weight-complex="bold"/>
    </style:style>
    <style:style style:name="T41" style:family="text">
      <style:text-properties fo:font-size="12pt" fo:font-weight="bold" officeooo:rsid="00105f2f" style:font-size-asian="12pt" style:font-weight-asian="bold" style:font-size-complex="12pt" style:font-weight-complex="bold"/>
    </style:style>
    <style:style style:name="T42" style:family="text">
      <style:text-properties fo:font-size="10pt" officeooo:rsid="000fa4c6" style:font-size-asian="10pt" style:font-size-complex="10pt"/>
    </style:style>
    <style:style style:name="T43" style:family="text">
      <style:text-properties officeooo:rsid="000fa4c6" fo:background-color="#e2e2e2" loext:char-shading-value="0"/>
    </style:style>
    <style:style style:name="T44" style:family="text">
      <style:text-properties officeooo:rsid="000fa4c6" fo:background-color="#e2e2e2" loext:char-shading-value="0"/>
    </style:style>
    <style:style style:name="T45" style:family="text">
      <style:text-properties fo:font-size="11pt" fo:font-style="italic" style:font-size-asian="11pt" style:font-style-asian="italic" style:font-size-complex="11pt" style:font-style-complex="italic"/>
    </style:style>
    <style:style style:name="T46" style:family="text">
      <style:text-properties officeooo:rsid="00105f2f"/>
    </style:style>
    <style:style style:name="T47"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8">PROJECT SUBMISSION</text:span><text:span text:style-name="T9"> </text:span>: <text:span text:style-name="T1">Big Data Analysis Using IBM Cloud Databases</text:span></text:p>
      <text:p text:style-name="P1"/>
      <text:p text:style-name="Standard"><text:span text:style-name="T10"><text:s/></text:span><text:span text:style-name="T23">Problem Statement</text:span></text:p>
      <text:p text:style-name="P2"/>
      <text:p text:style-name="Standard">The objective of this project is to conduct comprehensive big data analysis using IBM Cloud Databases. The analysis will involve processing extensive datasets encompassing various domains, including but not limited to climate trends and social patterns. The primary focus is to extract valuable insights through an in-depth analysis process, utilizing appropriate techniques and tools to visualize and interpret the data effectively for business intelligence.</text:p>
      <text:p text:style-name="Standard"/>
      <text:p text:style-name="Standard"><text:span text:style-name="T7"><text:s/></text:span><text:span text:style-name="T24">Design Thinking Approach</text:span></text:p>
      <text:p text:style-name="P4"/>
      <text:p text:style-name="Standard"><text:span text:style-name="T15">1.</text:span><text:span text:style-name="T35">Data Selection</text:span></text:p>
      <text:p text:style-name="Standard">- Understanding the specific requirements and objectives of the analysis to determine the most relevant datasets, such as climate data, social media trends, or other pertinent data sources.</text:p>
      <text:p text:style-name="Standard">- Evaluating the quality, size, and format of the datasets to ensure compatibility with the IBM Cloud Databases and analysis tools.</text:p>
      <text:p text:style-name="Standard"/>
      <text:p text:style-name="Standard"><text:span text:style-name="T15">2</text:span><text:span text:style-name="T46">.</text:span><text:span text:style-name="T35">Database Setup</text:span></text:p>
      <text:p text:style-name="Standard">- Setting up IBM Cloud Databases to efficiently store and manage large datasets securely.</text:p>
      <text:p text:style-name="Standard">- Configuring the databases to ensure seamless integration with the chosen analysis tools and techniques.</text:p>
      <text:p text:style-name="Standard">- Implementing robust data management protocols to guarantee data integrity and security throughout the analysis process.</text:p>
      <text:p text:style-name="Standard"/>
      <text:p text:style-name="Standard"><text:span text:style-name="T36">3</text:span><text:span text:style-name="T6">.</text:span><text:span text:style-name="T35">Data Exploration</text:span></text:p>
      <text:p text:style-name="Standard">- Developing comprehensive queries and scripts tailored to the selected datasets to extract meaningful information.</text:p>
      <text:p text:style-name="Standard">- Conducting thorough data exploration to identify relevant patterns, correlations, and anomalies that could provide valuable insights.</text:p>
      <text:p text:style-name="Standard">- Preprocessing the data to ensure its suitability for subsequent analysis techniques.</text:p>
      <text:p text:style-name="Standard"/>
      <text:p text:style-name="Standard"><text:span text:style-name="T36">4</text:span><text:span text:style-name="T46">.</text:span><text:span text:style-name="T35">Analysis Techniques</text:span></text:p>
      <text:p text:style-name="Standard">- Selecting appropriate analysis techniques based on the nature of the data and the identified objectives, such as statistical analysis, machine learning algorithms, or a combination of both.</text:p>
      <text:p text:style-name="Standard">- Implementing advanced analytical models to uncover hidden patterns and trends within the datasets.</text:p>
      <text:p text:style-name="Standard">- Iteratively refining the analysis process to enhance the accuracy and depth of the insights obtained.</text:p>
      <text:p text:style-name="Standard"/>
      <text:p text:style-name="Standard"><text:span text:style-name="T36">5</text:span><text:span text:style-name="T46">.</text:span> <text:span text:style-name="T4">Visualization</text:span></text:p>
      <text:p text:style-name="Standard">- Designing intuitive and informative visualizations that effectively communicate the analysis results and key findings to stakeholders.</text:p>
      <text:p text:style-name="Standard">- Utilizing interactive and dynamic visualization tools to facilitate a deeper understanding of complex data patterns and trends.</text:p>
      <text:p text:style-name="Standard">- Incorporating best practices in data visualization to create impactful representations that drive informed decision-making.</text:p>
      <text:p text:style-name="Standard"/>
      <text:p text:style-name="Standard"><text:span text:style-name="T36">6</text:span><text:span text:style-name="T46">.</text:span><text:span text:style-name="T4">Business Insights</text:span></text:p>
      <text:p text:style-name="Standard">- Interpret the results of the analysis to derive actionable business intelligence that can drive strategic decision-making and operational enhancements.</text:p>
      <text:p text:style-name="Standard"><text:soft-page-break/>- Collaborating with relevant stakeholders to ensure a comprehensive understanding of the implications and opportunities suggested by the analysis findings.</text:p>
      <text:p text:style-name="Standard">- Formulating clear and concise recommendations based on the interpreted insights to guide future business strategies and initiatives.</text:p>
      <text:p text:style-name="Standard"/>
      <text:p text:style-name="P3">Next Steps</text:p>
      <text:p text:style-name="P3"/>
      <text:p text:style-name="Standard">1. Initiate a comprehensive review of potential datasets to identify the most suitable sources for the analysis.</text:p>
      <text:p text:style-name="Standard">2. Set up IBM Cloud Databases and configure them according to the specific requirements of the project.</text:p>
      <text:p text:style-name="Standard">3. Begin data exploration to gain a comprehensive understanding of the datasets and their underlying patterns.</text:p>
      <text:p text:style-name="Standard">4. Select and implement appropriate analysis techniques to uncover valuable insights from the data.</text:p>
      <text:p text:style-name="Standard">5. Develop impactful visualizations to effectively communicate the analysis findings to the stakeholders.</text:p>
      <text:p text:style-name="Standard">6. Interpret the analysis results to derive actionable business intelligence and recommendations for the stakeholders.</text:p>
      <text:p text:style-name="Standard"/>
      <text:p text:style-name="Standard">The successful execution of this project will significantly enhance the decision-making processes and strategic initiatives within the organization.</text:p>
      <text:p text:style-name="Standard"/>
      <text:p text:style-name="Standard"/>
      <text:p text:style-name="Standard"><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6T02:10:10.180942616</meta:creation-date>
    <dc:date>2023-10-26T02:34:53.861027158</dc:date>
    <meta:editing-duration>PT4M21S</meta:editing-duration>
    <meta:editing-cycles>1</meta:editing-cycles>
    <meta:document-statistic meta:table-count="0" meta:image-count="0" meta:object-count="0" meta:page-count="2" meta:paragraph-count="36" meta:word-count="507" meta:character-count="3742" meta:non-whitespace-character-count="3201"/>
    <meta:generator>LibreOffice/6.4.7.2$Linux_X86_64 LibreOffice_project/40$Build-2</meta:generator>
  </office:meta>
</office:document-meta>
</file>